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54in"/>
    </style:style>
    <style:style style:name="co2" style:family="table-column">
      <style:table-column-properties fo:break-before="auto" style:column-width="1.8339in"/>
    </style:style>
    <style:style style:name="co3" style:family="table-column">
      <style:table-column-properties fo:break-before="auto" style:column-width="1.8701in"/>
    </style:style>
    <style:style style:name="co4" style:family="table-column">
      <style:table-column-properties fo:break-before="auto" style:column-width="1.7984in"/>
    </style:style>
    <style:style style:name="co5" style:family="table-column">
      <style:table-column-properties fo:break-before="auto" style:column-width="1.5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563in"/>
    </style:style>
    <style:style style:name="co8" style:family="table-column">
      <style:table-column-properties fo:break-before="auto" style:column-width="2.2752in"/>
    </style:style>
    <style:style style:name="co9" style:family="table-column">
      <style:table-column-properties fo:break-before="auto" style:column-width="2.8228in"/>
    </style:style>
    <style:style style:name="co10" style:family="table-column">
      <style:table-column-properties fo:break-before="auto" style:column-width="1.9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60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" style:family="table-cell" style:parent-style-name="Default" style:data-style-name="N160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160">
      <style:table-cell-properties fo:background-color="#ff6d6d" style:text-align-source="fix" style:repeat-content="false" fo:border="0.06pt solid #000000"/>
      <style:paragraph-properties fo:text-align="center" fo:margin-left="0in"/>
      <style:text-properties fo:color="#000000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0" style:family="table-cell" style:parent-style-name="Default" style:data-style-name="N0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 style:data-style-name="N160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9"/>
        <table:table-row table:style-name="ro1">
          <table:table-cell table:style-name="ce1" office:value-type="string" calcext:value-type="string" table:number-columns-spanned="6" table:number-rows-spanned="1">
            <text:p>Correctly Classified Instances by Algorithm</text:p>
          </table:table-cell>
          <table:covered-table-cell table:number-columns-repeated="5" table:style-name="ce4"/>
        </table:table-row>
        <table:table-row table:style-name="ro1">
          <table:table-cell table:style-name="ce2" office:value-type="string" calcext:value-type="string">
            <text:p>Evaluation Process</text:p>
          </table:table-cell>
          <table:table-cell table:style-name="ce5" office:value-type="string" calcext:value-type="string">
            <text:p>Cross Validation 10 Folds</text:p>
          </table:table-cell>
          <table:table-cell table:style-name="ce5" office:value-type="string" calcext:value-type="string">
            <text:p>Percentage Split 66%</text:p>
          </table:table-cell>
          <table:table-cell table:style-name="ce5" office:value-type="string" calcext:value-type="string">
            <text:p>Leave One Out Fold</text:p>
          </table:table-cell>
          <table:table-cell table:style-name="ce5" office:value-type="string" calcext:value-type="string">
            <text:p>AVG Algorithms</text:p>
          </table:table-cell>
          <table:table-cell table:style-name="ce5" office:value-type="string" calcext:value-type="string">
            <text:p>Rank Algorithms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percentage" office:value="0.666667" calcext:value-type="percentage">
            <text:p>66.6667%</text:p>
          </table:table-cell>
          <table:table-cell office:value-type="percentage" office:value="0.628571" calcext:value-type="percentage">
            <text:p>62.8571%</text:p>
          </table:table-cell>
          <table:table-cell office:value-type="percentage" office:value="0.666667" calcext:value-type="percentage">
            <text:p>66.6667%</text:p>
          </table:table-cell>
          <table:table-cell table:formula="of:=AVERAGE([.B3:.D3])" office:value-type="percentage" office:value="0.653968333333333" calcext:value-type="percentage">
            <text:p>65.3968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ïve Bayes</text:p>
          </table:table-cell>
          <table:table-cell table:style-name="ce7" office:value-type="percentage" office:value="0.704762" calcext:value-type="percentage">
            <text:p>70.4762%</text:p>
          </table:table-cell>
          <table:table-cell table:style-name="ce8" office:value-type="percentage" office:value="0.771429" calcext:value-type="percentage">
            <text:p>77.1429%</text:p>
          </table:table-cell>
          <table:table-cell table:style-name="ce7" office:value-type="percentage" office:value="0.695238" calcext:value-type="percentage">
            <text:p>69.5238%</text:p>
          </table:table-cell>
          <table:table-cell table:style-name="ce7" table:formula="of:=AVERAGE([.B4:.D4])" office:value-type="percentage" office:value="0.723809666666667" calcext:value-type="percentage">
            <text:p>72.3810%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N k=3</text:p>
          </table:table-cell>
          <table:table-cell office:value-type="percentage" office:value="0.609524" calcext:value-type="percentage">
            <text:p>60.9524%</text:p>
          </table:table-cell>
          <table:table-cell office:value-type="percentage" office:value="0.628571" calcext:value-type="percentage">
            <text:p>62.8571%</text:p>
          </table:table-cell>
          <table:table-cell office:value-type="percentage" office:value="0.609524" calcext:value-type="percentage">
            <text:p>60.9524%</text:p>
          </table:table-cell>
          <table:table-cell table:formula="of:=AVERAGE([.B5:.D5])" office:value-type="percentage" office:value="0.615873" calcext:value-type="percentage">
            <text:p>61.5873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e Rule</text:p>
          </table:table-cell>
          <table:table-cell office:value-type="percentage" office:value="0.152381" calcext:value-type="percentage">
            <text:p>15.2381%</text:p>
          </table:table-cell>
          <table:table-cell office:value-type="percentage" office:value="0.2" calcext:value-type="percentage">
            <text:p>20.0000%</text:p>
          </table:table-cell>
          <table:table-cell office:value-type="percentage" office:value="0.152381" calcext:value-type="percentage">
            <text:p>15.2381%</text:p>
          </table:table-cell>
          <table:table-cell table:formula="of:=AVERAGE([.B6:.D6])" office:value-type="percentage" office:value="0.168254" calcext:value-type="percentage">
            <text:p>16.8254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percentage" office:value="0.580952" calcext:value-type="percentage">
            <text:p>58.0952%</text:p>
          </table:table-cell>
          <table:table-cell office:value-type="percentage" office:value="0.6" calcext:value-type="percentage">
            <text:p>60.0000%</text:p>
          </table:table-cell>
          <table:table-cell office:value-type="percentage" office:value="0.561905" calcext:value-type="percentage">
            <text:p>56.1905%</text:p>
          </table:table-cell>
          <table:table-cell table:formula="of:=AVERAGE([.B7:.D7])" office:value-type="percentage" office:value="0.580952333333333" calcext:value-type="percentage">
            <text:p>58.0952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4.5</text:p>
          </table:table-cell>
          <table:table-cell office:value-type="percentage" office:value="0.52381" calcext:value-type="percentage">
            <text:p>52.3810%</text:p>
          </table:table-cell>
          <table:table-cell office:value-type="percentage" office:value="0.6" calcext:value-type="percentage">
            <text:p>60.0000%</text:p>
          </table:table-cell>
          <table:table-cell office:value-type="percentage" office:value="0.438095" calcext:value-type="percentage">
            <text:p>43.8095%</text:p>
          </table:table-cell>
          <table:table-cell table:formula="of:=AVERAGE([.B8:.D8])" office:value-type="percentage" office:value="0.520635" calcext:value-type="percentage">
            <text:p>52.0635%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2" table:style-name="ta1">
        <table:table-column table:style-name="co7" table:default-cell-style-name="ce3"/>
        <table:table-column table:style-name="co8" table:default-cell-style-name="ce6"/>
        <table:table-column table:style-name="co2" table:default-cell-style-name="ce6"/>
        <table:table-column table:style-name="co9" table:number-columns-repeated="2" table:default-cell-style-name="ce6"/>
        <table:table-column table:style-name="co10" table:default-cell-style-name="ce9"/>
        <table:table-row table:style-name="ro1">
          <table:table-cell table:style-name="ce1" office:value-type="string" calcext:value-type="string" table:number-columns-spanned="6" table:number-rows-spanned="1">
            <text:p>Correctly Classified Instances by Algorithm</text:p>
          </table:table-cell>
          <table:covered-table-cell table:number-columns-repeated="5" table:style-name="ce4"/>
        </table:table-row>
        <table:table-row table:style-name="ro1">
          <table:table-cell table:style-name="ce2" office:value-type="string" calcext:value-type="string">
            <text:p>Evaluation Process</text:p>
          </table:table-cell>
          <table:table-cell table:style-name="ce5" office:value-type="string" calcext:value-type="string">
            <text:p>Cross Validation 10 Folds</text:p>
          </table:table-cell>
          <table:table-cell table:style-name="ce5" office:value-type="string" calcext:value-type="string">
            <text:p>Percentage Split 66%</text:p>
          </table:table-cell>
          <table:table-cell table:style-name="ce5" office:value-type="string" calcext:value-type="string">
            <text:p>Leave One Out Fold</text:p>
          </table:table-cell>
          <table:table-cell table:style-name="ce5" office:value-type="string" calcext:value-type="string">
            <text:p>AVG Algorithms</text:p>
          </table:table-cell>
          <table:table-cell table:style-name="ce5"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Naïve Bayes</text:p>
          </table:table-cell>
          <table:table-cell table:style-name="ce7" office:value-type="percentage" office:value="0.704762" calcext:value-type="percentage">
            <text:p>70.4762%</text:p>
          </table:table-cell>
          <table:table-cell table:style-name="ce11" office:value-type="percentage" office:value="0.771429" calcext:value-type="percentage">
            <text:p>77.1429%</text:p>
          </table:table-cell>
          <table:table-cell office:value-type="percentage" office:value="0.695238" calcext:value-type="percentage">
            <text:p>69.5238%</text:p>
          </table:table-cell>
          <table:table-cell table:style-name="ce7" table:formula="of:=AVERAGE([.B3:.D3])" office:value-type="percentage" office:value="0.723809666666667" calcext:value-type="percentage">
            <text:p>72.3810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osting</text:p>
          </table:table-cell>
          <table:table-cell office:value-type="percentage" office:value="0.638095" calcext:value-type="percentage">
            <text:p>63.8095%</text:p>
          </table:table-cell>
          <table:table-cell table:style-name="ce11" office:value-type="percentage" office:value="0.714286" calcext:value-type="percentage">
            <text:p>71.4286%</text:p>
          </table:table-cell>
          <table:table-cell office:value-type="percentage" office:value="0.6" calcext:value-type="percentage">
            <text:p>60.0000%</text:p>
          </table:table-cell>
          <table:table-cell table:formula="of:=AVERAGE([.B4:.D4])" office:value-type="percentage" office:value="0.650793666666667" calcext:value-type="percentage">
            <text:p>65.0794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gging</text:p>
          </table:table-cell>
          <table:table-cell table:style-name="ce7" office:value-type="percentage" office:value="0.704762" calcext:value-type="percentage">
            <text:p>70.4762%</text:p>
          </table:table-cell>
          <table:table-cell office:value-type="percentage" office:value="0.628571" calcext:value-type="percentage">
            <text:p>62.8571%</text:p>
          </table:table-cell>
          <table:table-cell table:style-name="ce7" office:value-type="percentage" office:value="0.733333" calcext:value-type="percentage">
            <text:p>73.3333%</text:p>
          </table:table-cell>
          <table:table-cell table:formula="of:=AVERAGE([.B5:.D5])" office:value-type="percentage" office:value="0.688888666666667" calcext:value-type="percentage">
            <text:p>68.8889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ting</text:p>
          </table:table-cell>
          <table:table-cell office:value-type="percentage" office:value="0.685714" calcext:value-type="percentage">
            <text:p>68.5714%</text:p>
          </table:table-cell>
          <table:table-cell office:value-type="percentage" office:value="0.628571" calcext:value-type="percentage">
            <text:p>62.8571%</text:p>
          </table:table-cell>
          <table:table-cell office:value-type="percentage" office:value="0.657143" calcext:value-type="percentage">
            <text:p>65.7143%</text:p>
          </table:table-cell>
          <table:table-cell table:formula="of:=AVERAGE([.B6:.D6])" office:value-type="percentage" office:value="0.657142666666667" calcext:value-type="percentage">
            <text:p>65.7143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cking 1</text:p>
          </table:table-cell>
          <table:table-cell office:value-type="percentage" office:value="0.6" calcext:value-type="percentage">
            <text:p>60.0000%</text:p>
          </table:table-cell>
          <table:table-cell office:value-type="percentage" office:value="0.714286" calcext:value-type="percentage">
            <text:p>71.4286%</text:p>
          </table:table-cell>
          <table:table-cell office:value-type="percentage" office:value="0.619048" calcext:value-type="percentage">
            <text:p>61.9048%</text:p>
          </table:table-cell>
          <table:table-cell table:formula="of:=AVERAGE([.B7:.D7])" office:value-type="percentage" office:value="0.644444666666667" calcext:value-type="percentage">
            <text:p>64.4445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cking 2</text:p>
          </table:table-cell>
          <table:table-cell office:value-type="percentage" office:value="0.685714" calcext:value-type="percentage">
            <text:p>68.5714%</text:p>
          </table:table-cell>
          <table:table-cell table:style-name="ce7" office:value-type="percentage" office:value="0.8" calcext:value-type="percentage">
            <text:p>80.0000%</text:p>
          </table:table-cell>
          <table:table-cell office:value-type="percentage" office:value="0.67619" calcext:value-type="percentage">
            <text:p>67.6190%</text:p>
          </table:table-cell>
          <table:table-cell table:formula="of:=AVERAGE([.B8:.D8])" office:value-type="percentage" office:value="0.720634666666667" calcext:value-type="percentage">
            <text:p>72.0635%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percentage" office:value="0.514286" calcext:value-type="percentage">
            <text:p>51.4286%</text:p>
          </table:table-cell>
          <table:table-cell office:value-type="percentage" office:value="0.428571" calcext:value-type="percentage">
            <text:p>42.8571%</text:p>
          </table:table-cell>
          <table:table-cell office:value-type="percentage" office:value="0.52381" calcext:value-type="percentage">
            <text:p>52.3810%</text:p>
          </table:table-cell>
          <table:table-cell table:formula="of:=AVERAGE([.B9:.D9])" office:value-type="percentage" office:value="0.488889" calcext:value-type="percentage">
            <text:p>48.8889%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60">
      <number:number number:decimal-places="4" loext:min-decimal-places="4" number:min-integer-digits="1"/>
      <number:text>%</number:text>
    </number:percentage-style>
    <number:number-style style:name="N16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21:27:40.672754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15:12:54.170721560</meta:creation-date>
    <dc:date>2022-04-29T21:55:24.137161919</dc:date>
    <meta:editing-duration>PT1H30M14S</meta:editing-duration>
    <meta:editing-cycles>4</meta:editing-cycles>
    <meta:generator>LibreOffice/6.4.7.2$Linux_X86_64 LibreOffice_project/40$Build-2</meta:generator>
    <meta:document-statistic meta:table-count="2" meta:cell-count="92" meta:object-count="0"/>
  </office:meta>
</office:document-meta>
</file>